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DejaVu Serif" svg:font-family="'DejaVu Serif'" style:font-family-generic="roman" style:font-pitch="variable"/>
    <style:font-face style:name="Noto Sans1" svg:font-family="'Noto Sans'" style:font-adornments="Bold" style:font-family-generic="swiss" style:font-pitch="variable"/>
    <style:font-face style:name="Noto Sans2" svg:font-family="'Noto Sans'" style:font-adornments="Bold Italic" style:font-family-generic="swiss" style:font-pitch="variable"/>
    <style:font-face style:name="Noto Sans" svg:font-family="'Noto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GLOSSARIO" style:family="table">
      <style:table-properties style:width="6.7396in" fo:margin-left="-0.0375in" table:align="left"/>
    </style:style>
    <style:style style:name="GLOSSARIO.A" style:family="table-column">
      <style:table-column-properties style:column-width="1.7188in"/>
    </style:style>
    <style:style style:name="GLOSSARIO.B" style:family="table-column">
      <style:table-column-properties style:column-width="1.6667in"/>
    </style:style>
    <style:style style:name="GLOSSARIO.C" style:family="table-column">
      <style:table-column-properties style:column-width="1.6771in"/>
    </style:style>
    <style:style style:name="GLOSSARIO.A1" style:family="table-cell">
      <style:table-cell-properties fo:padding="0.0382in" fo:border-left="0.05pt solid #000000" fo:border-right="none" fo:border-top="0.05pt solid #000000" fo:border-bottom="0.05pt solid #000000"/>
    </style:style>
    <style:style style:name="GLOSSARIO.D1" style:family="table-cell">
      <style:table-cell-properties fo:padding="0.0382in" fo:border="0.05pt solid #000000"/>
    </style:style>
    <style:style style:name="GLOSSARIO.A2" style:family="table-cell">
      <style:table-cell-properties fo:padding="0.0382in" fo:border-left="0.05pt solid #000000" fo:border-right="none" fo:border-top="none" fo:border-bottom="0.05pt solid #000000"/>
    </style:style>
    <style:style style:name="GLOSSARIO.D2" style:family="table-cell">
      <style:table-cell-properties fo:padding="0.0382in" fo:border-left="0.05pt solid #000000" fo:border-right="0.05pt solid #000000" fo:border-top="none" fo:border-bottom="0.05pt solid #000000"/>
    </style:style>
    <style:style style:name="GLOSSARIO.10" style:family="table-row">
      <style:table-row-properties style:min-row-height="0.2708in"/>
    </style:style>
    <style:style style:name="P1" style:family="paragraph" style:parent-style-name="Title">
      <style:text-properties officeooo:paragraph-rsid="001e1ff3"/>
    </style:style>
    <style:style style:name="P2" style:family="paragraph" style:parent-style-name="Text_20_body">
      <style:text-properties officeooo:paragraph-rsid="001dfc35"/>
    </style:style>
    <style:style style:name="P3" style:family="paragraph" style:parent-style-name="Text_20_body">
      <style:text-properties officeooo:paragraph-rsid="001e1ff3"/>
    </style:style>
    <style:style style:name="P4" style:family="paragraph" style:parent-style-name="Text_20_body">
      <style:text-properties officeooo:paragraph-rsid="001fc55d"/>
    </style:style>
    <style:style style:name="P5" style:family="paragraph" style:parent-style-name="Text_20_body">
      <style:text-properties officeooo:rsid="00224d40" officeooo:paragraph-rsid="00224d40"/>
    </style:style>
    <style:style style:name="P6" style:family="paragraph" style:parent-style-name="Text_20_body">
      <style:text-properties officeooo:rsid="00281af2" officeooo:paragraph-rsid="00281af2"/>
    </style:style>
    <style:style style:name="P7" style:family="paragraph" style:parent-style-name="Text_20_body">
      <style:text-properties officeooo:rsid="002a9a64" officeooo:paragraph-rsid="002a9a64"/>
    </style:style>
    <style:style style:name="P8" style:family="paragraph" style:parent-style-name="Text_20_body">
      <style:text-properties officeooo:rsid="002c8e05" officeooo:paragraph-rsid="002c8e05"/>
    </style:style>
    <style:style style:name="P9" style:family="paragraph" style:parent-style-name="Text_20_body">
      <style:text-properties officeooo:rsid="002dc0b2" officeooo:paragraph-rsid="002dc0b2"/>
    </style:style>
    <style:style style:name="P10" style:family="paragraph" style:parent-style-name="Subtitle">
      <style:text-properties officeooo:paragraph-rsid="001fc55d"/>
    </style:style>
    <style:style style:name="P11" style:family="paragraph" style:parent-style-name="Standard">
      <style:text-properties officeooo:rsid="00097e43" officeooo:paragraph-rsid="0032ef32"/>
    </style:style>
    <style:style style:name="P12" style:family="paragraph" style:parent-style-name="Standard" style:master-page-name="">
      <style:paragraph-properties style:page-number="auto" fo:break-before="auto" fo:break-after="auto"/>
      <style:text-properties officeooo:rsid="00097e43" officeooo:paragraph-rsid="0032ef32"/>
    </style:style>
    <style:style style:name="P13" style:family="paragraph" style:parent-style-name="Text_20_body" style:list-style-name="L1">
      <style:paragraph-properties fo:text-align="start" style:justify-single-word="false"/>
      <style:text-properties officeooo:paragraph-rsid="001dfc35"/>
    </style:style>
    <style:style style:name="P14" style:family="paragraph" style:parent-style-name="Text_20_body" style:list-style-name="L2">
      <style:paragraph-properties fo:text-align="start" style:justify-single-word="false"/>
      <style:text-properties officeooo:paragraph-rsid="001dfc35"/>
    </style:style>
    <style:style style:name="P15" style:family="paragraph" style:parent-style-name="Text_20_body" style:list-style-name="L3">
      <style:text-properties officeooo:paragraph-rsid="001e1ff3"/>
    </style:style>
    <style:style style:name="P16" style:family="paragraph" style:parent-style-name="Text_20_body" style:list-style-name="">
      <style:text-properties officeooo:rsid="001fc55d" officeooo:paragraph-rsid="001fc55d"/>
    </style:style>
    <style:style style:name="P17" style:family="paragraph" style:parent-style-name="Text_20_body">
      <style:text-properties officeooo:rsid="002dc0b2" officeooo:paragraph-rsid="002dc0b2"/>
    </style:style>
    <style:style style:name="P18" style:family="paragraph" style:parent-style-name="Text_20_body">
      <style:text-properties fo:color="#000000" officeooo:rsid="00342cf4" officeooo:paragraph-rsid="00342cf4"/>
    </style:style>
    <style:style style:name="P19" style:family="paragraph" style:parent-style-name="Text_20_body">
      <style:text-properties fo:color="#000000" officeooo:rsid="00342cf4" officeooo:paragraph-rsid="00432242"/>
    </style:style>
    <style:style style:name="P20" style:family="paragraph" style:parent-style-name="Text_20_body">
      <style:text-properties fo:color="#000000" officeooo:rsid="0034a1a2" officeooo:paragraph-rsid="00342cf4"/>
    </style:style>
    <style:style style:name="P21" style:family="paragraph" style:parent-style-name="Text_20_body">
      <style:text-properties fo:color="#000000" officeooo:rsid="0034a1a2" officeooo:paragraph-rsid="0034a1a2"/>
    </style:style>
    <style:style style:name="P22" style:family="paragraph" style:parent-style-name="Text_20_body">
      <style:text-properties fo:color="#000000" officeooo:rsid="003567a8" officeooo:paragraph-rsid="003567a8"/>
    </style:style>
    <style:style style:name="P23" style:family="paragraph" style:parent-style-name="Text_20_body">
      <style:text-properties fo:color="#000000" officeooo:rsid="003567a8" officeooo:paragraph-rsid="00374e32"/>
    </style:style>
    <style:style style:name="P24" style:family="paragraph" style:parent-style-name="Text_20_body">
      <style:text-properties fo:color="#000000" officeooo:rsid="00374e32" officeooo:paragraph-rsid="00374e32"/>
    </style:style>
    <style:style style:name="P25" style:family="paragraph" style:parent-style-name="Text_20_body">
      <style:text-properties fo:color="#000000" officeooo:rsid="00380a35" officeooo:paragraph-rsid="00380a35"/>
    </style:style>
    <style:style style:name="P26" style:family="paragraph" style:parent-style-name="Text_20_body">
      <style:text-properties fo:color="#000000" officeooo:rsid="003a84e1" officeooo:paragraph-rsid="003a84e1"/>
    </style:style>
    <style:style style:name="P27" style:family="paragraph" style:parent-style-name="Text_20_body">
      <style:text-properties fo:color="#000000" officeooo:rsid="00412739" officeooo:paragraph-rsid="00412739"/>
    </style:style>
    <style:style style:name="P28" style:family="paragraph" style:parent-style-name="Text_20_body">
      <style:text-properties fo:color="#000000" officeooo:rsid="004141d0" officeooo:paragraph-rsid="004141d0"/>
    </style:style>
    <style:style style:name="P29" style:family="paragraph" style:parent-style-name="Text_20_body">
      <style:paragraph-properties fo:text-align="start" style:justify-single-word="false"/>
      <style:text-properties fo:color="#000000" officeooo:rsid="004141d0" officeooo:paragraph-rsid="004141d0"/>
    </style:style>
    <style:style style:name="P30" style:family="paragraph" style:parent-style-name="Text_20_body">
      <style:paragraph-properties fo:text-align="start" style:justify-single-word="false"/>
      <style:text-properties fo:color="#000000" officeooo:rsid="00432242" officeooo:paragraph-rsid="00432242"/>
    </style:style>
    <style:style style:name="P31" style:family="paragraph" style:parent-style-name="Text_20_body">
      <style:text-properties fo:color="#000000" officeooo:rsid="0044d108" officeooo:paragraph-rsid="0044d108"/>
    </style:style>
    <style:style style:name="P32" style:family="paragraph" style:parent-style-name="Text_20_body">
      <style:text-properties fo:color="#000000" officeooo:rsid="00488ee7" officeooo:paragraph-rsid="00488ee7"/>
    </style:style>
    <style:style style:name="P33" style:family="paragraph" style:parent-style-name="Text_20_body">
      <style:text-properties fo:color="#000000" officeooo:rsid="0049737e" officeooo:paragraph-rsid="0049737e"/>
    </style:style>
    <style:style style:name="P34" style:family="paragraph" style:parent-style-name="Text_20_body">
      <style:text-properties fo:color="#000000" officeooo:rsid="004af0cf" officeooo:paragraph-rsid="004af0cf"/>
    </style:style>
    <style:style style:name="P35" style:family="paragraph" style:parent-style-name="Text_20_body">
      <style:text-properties fo:color="#000000" officeooo:rsid="004af0cf" officeooo:paragraph-rsid="004b1e35"/>
    </style:style>
    <style:style style:name="P36" style:family="paragraph" style:parent-style-name="Text_20_body">
      <style:text-properties fo:color="#000000" officeooo:rsid="004cc9b6" officeooo:paragraph-rsid="004cc9b6"/>
    </style:style>
    <style:style style:name="P37" style:family="paragraph" style:parent-style-name="Text_20_body">
      <style:text-properties fo:color="#000000" officeooo:rsid="004da34b" officeooo:paragraph-rsid="004da34b"/>
    </style:style>
    <style:style style:name="P38" style:family="paragraph" style:parent-style-name="Text_20_body">
      <style:text-properties officeooo:rsid="0034a1a2" officeooo:paragraph-rsid="0034a1a2"/>
    </style:style>
    <style:style style:name="P39"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color="#000000" officeooo:rsid="00374e32" officeooo:paragraph-rsid="00374e32"/>
    </style:style>
    <style:style style:name="P40" style:family="paragraph" style:parent-style-name="Heading_20_1" style:list-style-name="">
      <style:text-properties officeooo:rsid="001dfc35" officeooo:paragraph-rsid="001dfc35"/>
    </style:style>
    <style:style style:name="P41" style:family="paragraph" style:parent-style-name="Heading_20_1" style:list-style-name="">
      <style:text-properties officeooo:rsid="001fc55d" officeooo:paragraph-rsid="001fc55d"/>
    </style:style>
    <style:style style:name="P42" style:family="paragraph" style:parent-style-name="Heading_20_2">
      <style:text-properties officeooo:rsid="001e1ff3" officeooo:paragraph-rsid="001e1ff3"/>
    </style:style>
    <style:style style:name="P43" style:family="paragraph" style:parent-style-name="Table_20_Contents">
      <style:text-properties officeooo:rsid="00097e43" officeooo:paragraph-rsid="0032ef32"/>
    </style:style>
    <style:style style:name="P44" style:family="paragraph" style:parent-style-name="Table_20_Contents">
      <style:text-properties officeooo:rsid="000d2f62" officeooo:paragraph-rsid="0032ef32"/>
    </style:style>
    <style:style style:name="P45" style:family="paragraph" style:parent-style-name="Table_20_Contents">
      <style:text-properties officeooo:rsid="000fa86e" officeooo:paragraph-rsid="0032ef32"/>
    </style:style>
    <style:style style:name="P46" style:family="paragraph" style:parent-style-name="Table_20_Contents">
      <style:text-properties officeooo:rsid="000d3a1f" officeooo:paragraph-rsid="0032ef32"/>
    </style:style>
    <style:style style:name="P47" style:family="paragraph" style:parent-style-name="Table_20_Contents">
      <style:text-properties officeooo:rsid="0017804a" officeooo:paragraph-rsid="0032ef32"/>
    </style:style>
    <style:style style:name="P48" style:family="paragraph" style:parent-style-name="Table_20_Contents">
      <style:text-properties officeooo:rsid="0010e434" officeooo:paragraph-rsid="0032ef32"/>
    </style:style>
    <style:style style:name="P49" style:family="paragraph" style:parent-style-name="Table_20_Contents">
      <style:text-properties officeooo:rsid="00aa566b" officeooo:paragraph-rsid="0032ef32"/>
    </style:style>
    <style:style style:name="P50" style:family="paragraph" style:parent-style-name="Table_20_Contents">
      <style:text-properties officeooo:rsid="0012bf6f" officeooo:paragraph-rsid="0032ef32"/>
    </style:style>
    <style:style style:name="P51" style:family="paragraph" style:parent-style-name="Table_20_Contents">
      <style:text-properties officeooo:rsid="00113ac5" officeooo:paragraph-rsid="0032ef32"/>
    </style:style>
    <style:style style:name="P52" style:family="paragraph" style:parent-style-name="Table_20_Contents">
      <style:text-properties officeooo:paragraph-rsid="0032ef32"/>
    </style:style>
    <style:style style:name="P53" style:family="paragraph" style:parent-style-name="Table_20_Contents">
      <style:text-properties officeooo:rsid="0032ef32" officeooo:paragraph-rsid="0032ef32"/>
    </style:style>
    <style:style style:name="P54" style:family="paragraph" style:parent-style-name="Table_20_Contents">
      <style:text-properties officeooo:rsid="00342cf4" officeooo:paragraph-rsid="00342cf4"/>
    </style:style>
    <style:style style:name="T1" style:family="text">
      <style:text-properties officeooo:rsid="00219e1d"/>
    </style:style>
    <style:style style:name="T2" style:family="text">
      <style:text-properties fo:color="#ce181e"/>
    </style:style>
    <style:style style:name="T3" style:family="text">
      <style:text-properties fo:color="#ce181e" officeooo:rsid="0029e631"/>
    </style:style>
    <style:style style:name="T4" style:family="text">
      <style:text-properties fo:color="#ce181e" fo:font-weight="bold" style:font-weight-asian="bold" style:font-weight-complex="bold"/>
    </style:style>
    <style:style style:name="T5" style:family="text">
      <style:text-properties fo:color="#ce181e" style:text-underline-style="solid" style:text-underline-width="auto" style:text-underline-color="font-color"/>
    </style:style>
    <style:style style:name="T6" style:family="text">
      <style:text-properties fo:color="#ce181e" style:text-underline-style="solid" style:text-underline-width="auto" style:text-underline-color="font-color" fo:font-weight="bold" style:font-weight-asian="bold" style:font-weight-complex="bold"/>
    </style:style>
    <style:style style:name="T7" style:family="text">
      <style:text-properties fo:color="#ce181e" style:text-underline-style="solid" style:text-underline-width="auto" style:text-underline-color="font-color" fo:font-weight="bold" officeooo:rsid="0044d108" style:font-weight-asian="bold" style:font-weight-complex="bold"/>
    </style:style>
    <style:style style:name="T8" style:family="text">
      <style:text-properties officeooo:rsid="0032ef32"/>
    </style:style>
    <style:style style:name="T9" style:family="text">
      <style:text-properties officeooo:rsid="009d17b6"/>
    </style:style>
    <style:style style:name="T10" style:family="text">
      <style:text-properties officeooo:rsid="00113ac5"/>
    </style:style>
    <style:style style:name="T11" style:family="text">
      <style:text-properties officeooo:rsid="00115d87"/>
    </style:style>
    <style:style style:name="T12" style:family="text">
      <style:text-properties officeooo:rsid="0010e434"/>
    </style:style>
    <style:style style:name="T13" style:family="text">
      <style:text-properties officeooo:rsid="00146452"/>
    </style:style>
    <style:style style:name="T14" style:family="text">
      <style:text-properties officeooo:rsid="0034a1a2"/>
    </style:style>
    <style:style style:name="T15" style:family="text">
      <style:text-properties officeooo:rsid="003524a7"/>
    </style:style>
    <style:style style:name="T16" style:family="text">
      <style:text-properties officeooo:rsid="003567a8"/>
    </style:style>
    <style:style style:name="T17" style:family="text">
      <style:text-properties officeooo:rsid="00374e32"/>
    </style:style>
    <style:style style:name="T18" style:family="text">
      <style:text-properties officeooo:rsid="0039cf83"/>
    </style:style>
    <style:style style:name="T19" style:family="text">
      <style:text-properties officeooo:rsid="003c88db"/>
    </style:style>
    <style:style style:name="T20" style:family="text">
      <style:text-properties officeooo:rsid="004141d0"/>
    </style:style>
    <style:style style:name="T21" style:family="text">
      <style:text-properties style:use-window-font-color="true" fo:font-weight="normal" style:font-weight-asian="normal" style:font-weight-complex="normal"/>
    </style:style>
    <style:style style:name="T22" style:family="text">
      <style:text-properties style:use-window-font-color="true" fo:font-weight="normal" officeooo:rsid="00432242" style:font-weight-asian="normal" style:font-weight-complex="normal"/>
    </style:style>
    <style:style style:name="T23" style:family="text">
      <style:text-properties style:use-window-font-color="true" fo:font-weight="normal" officeooo:rsid="0044d108" style:font-weight-asian="normal" style:font-weight-complex="normal"/>
    </style:style>
    <style:style style:name="T24" style:family="text">
      <style:text-properties style:use-window-font-color="true" fo:font-weight="normal" fo:background-color="transparent" loext:char-shading-value="0" style:font-weight-asian="normal" style:font-weight-complex="normal"/>
    </style:style>
    <style:style style:name="T25" style:family="text">
      <style:text-properties officeooo:rsid="00432242"/>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style:text-underline-style="solid" style:text-underline-width="auto" style:text-underline-color="font-color" fo:font-weight="bold" officeooo:rsid="003524a7" style:font-weight-asian="bold" style:font-weight-complex="bold"/>
    </style:style>
    <style:style style:name="T29" style:family="text">
      <style:text-properties officeooo:rsid="004b1e3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blioteca</text:p>
      <text:p text:style-name="P10">Progetto di Basi di Dati 2017/2018</text:p>
      <text:h text:style-name="P40" text:outline-level="1"><text:bookmark-start text:name="__RefHeading___Toc211_1754952828"/>Specifiche assegnate<text:bookmark-end text:name="__RefHeading___Toc211_1754952828"/></text:h>
      <text:h text:style-name="P42" text:outline-level="2">Requisiti testuali</text:h>
      <text:p text:style-name="P2">La Biblioteca rappresenta un semplice gestore di catalogo bibliografico online. Il catalogo conterrà una serie di pubblicazioni, ciascuna delle quali caratterizzata da un titolo, una lista di autori, un editore, una serie di metadati (vedi dopo) e, opzionalmente, una descrizione testuale (sunto del contenuto o presentazione della pubblicazione), un indice (composto dai titoli dei vari capitoli/sezioni della pubblicazione, numerati e ordinati) e una serie di sorgenti tramite le quali poter accedere alla pubblicazione o a parti di essa. Ciascuna sorgente sarà caratterizzata da un tipo, una URI, da un formato e da una descrizione. Esempi di sorgenti valide potrebbero essere i seguenti:</text:p>
      <text:list xml:id="list1366447387" text:style-name="L1">
        <text:list-item>
          <text:p text:style-name="P13">tipo=”immagine”, URI=”http://server.net/cover.jpg”, formato=”<text:span text:style-name="T1">yed</text:span>jpeg”, descrizione=”copertina”</text:p>
        </text:list-item>
        <text:list-item>
          <text:p text:style-name="P13">tipo=”download”, URI=”http://server.net/book.pdf”, formato=”application/pdf”,descrizione=”versione elettronica gratuita”</text:p>
        </text:list-item>
      </text:list>
      <text:list xml:id="list639071514" text:style-name="L2">
        <text:list-item>
          <text:p text:style-name="P14">tipo=”acquisto”, URI=”http://www.amazon.it/xyz”, formato=”cartaceo, copertina rigida”, descrizione=”acquista online”</text:p>
        </text:list-item>
      </text:list>
      <text:p text:style-name="P2">Per quanto riguarda invece i metadati, questi saranno costituiti (almeno) dalle seguenti informazioni: codice ISBN, numero di pagine, lingua, data di pubblicazione, lista delle ristampe (numero e data) e parole chiave identificative (zero o più).</text:p>
      <text:p text:style-name="P2">Ciascuna pubblicazione potrà essere associata a un certo numero di recensioni testuali, le quali dovranno anche indicare l’utente che le ha inserite e la data/ora dell’inserimento. Le recensioni saranno moderate, quindi è necessario prevedere un flag che indichi se la recensione è stata approvata oppure no dai moderatori. Infine, gli utenti potranno anche assegnare il loro like alle pubblicazioni, che quindi dovranno essere associate anche alla lista dei like ricevuti, con utente e data. Sarà inoltre necessario prevedere opportune strutture per immagazzinare i dati dell’utenza. Il sistema, infatti, prevede due tipologie di utenza: attiva e passiva. Gli utenti potranno registrarsi nel sito fornendo</text:p>
      <text:p text:style-name="P2"><text:soft-page-break/>i loro dati anagrafici, un indirizzo email (che verrà usato anche come username) e, ovviamente, la password scelta. Il livello di utenza iniziale sarà sempre quello passivo. Per tener traccia delle modifiche effettuate alla bibliografia dai vari utenti attivi, il sistema dovrà mantenere una “storia” di ciascuna scheda bibliografica. Ogni entry di tale storia conterrà un timestamp, il nome dell’utente e una descrizione della modifica. Potete scegliere voi il dettaglio di questa descrizione: di base, sono accettabili anche descrizioni del tipo “ha modificato la pubblicazione”, “ha inserito la pubblicazione”, “ha approvato una recensione dell’utente X”, ecc.</text:p>
      <text:p text:style-name="P2"/>
      <text:h text:style-name="P42" text:outline-level="2">Operazioni da realizzare</text:h>
      <text:list xml:id="list544068827" text:style-name="L3">
        <text:list-item>
          <text:p text:style-name="P15">Modifica del livello di un utente (da attivo a passivo e viceversa). <text:span text:style-name="T3">La modifica da attivo a passivo la possono effettuare soltanto gli utenti ATTIVI; finche’ un utente e’ passivo non si possono inserire pubblicazioni. Tutti gli utenti ATTIVI possono moderare le recensioni di qualsiasi pubblicazione; gli utenti non registrati POSSONO vedere le pubblicazioni. VISITATORE = UTENTE PASSIVO – {like, recensione}; UTENTE PASSIVO puo’ {like, inserimento recensione}; UTENTE ATTIVO puo’ {approvare/rifiutare recensioni, like, inserimento recensione, modifica ed inserimento pubblicazioni} </text:span></text:p>
        </text:list-item>
        <text:list-item>
          <text:p text:style-name="P15">Estrazione elenco delle ultime dieci pubblicazioni inserite.</text:p>
        </text:list-item>
        <text:list-item>
          <text:p text:style-name="P15">Estrazione elenco delle pubblicazioni aggiornate di recente (ultimi 30 giorni).</text:p>
        </text:list-item>
        <text:list-item>
          <text:p text:style-name="P15">Estrazione elenco degli utenti più “collaborativi” (cioè quelli che hanno inserito più pubblicazioni).</text:p>
        </text:list-item>
        <text:list-item>
          <text:p text:style-name="P15">Estrazione elenco delle pubblicazioni inserite da un utente.</text:p>
        </text:list-item>
        <text:list-item>
          <text:p text:style-name="P15">Estrazione catalogo, cioè elenco di tutte le pubblicazioni con titolo, autori, editore e anno di pubblicazione, ordinato per titolo.</text:p>
        </text:list-item>
        <text:list-item>
          <text:p text:style-name="P15">Estrazione dati completi di una pubblicazione specifica dato il suo ID.</text:p>
        </text:list-item>
        <text:list-item>
          <text:p text:style-name="P15">Ricerca di pubblicazioni per ISBN, titolo, autore, e parole chiave.</text:p>
        </text:list-item>
        <text:list-item>
          <text:p text:style-name="P15">Inserimento di una recensione relativa a una pubblicazione.</text:p>
        </text:list-item>
        <text:list-item>
          <text:p text:style-name="P15"><text:s/>Approvazione o di una recensione (da parte del moderatore).</text:p>
        </text:list-item>
        <text:list-item>
          <text:p text:style-name="P15"><text:s/>Inserimento di un like relativo a una pubblicazione.</text:p>
        </text:list-item>
        <text:list-item>
          <text:p text:style-name="P15"><text:soft-page-break/><text:s/>Calcolo numero dei like per una pubblicazione.</text:p>
        </text:list-item>
        <text:list-item>
          <text:p text:style-name="P15"><text:s/>Estrazione elenco delle recensioni approvate per una pubblicazione.</text:p>
        </text:list-item>
        <text:list-item>
          <text:p text:style-name="P15"><text:s/>Estrazione elenco delle recensioni in attesa di approvazione.</text:p>
        </text:list-item>
        <text:list-item>
          <text:p text:style-name="P15"><text:s/>Estrazione log delle modifiche effettuare su una pubblicazione.</text:p>
        </text:list-item>
        <text:list-item>
          <text:p text:style-name="P15"><text:s/>Estrazione elenco delle pubblicazioni per le quali è disponibile un download.</text:p>
        </text:list-item>
        <text:list-item>
          <text:p text:style-name="P15"><text:s/>Estrazione della lista delle pubblicazioni in catalogo, ognuna con la data dell’ultima ristampa.</text:p>
        </text:list-item>
        <text:list-item>
          <text:p text:style-name="P15"><text:s/>Data una pubblicazione, restituire tutte le pubblicazioni del catalogo aventi gli stessi autori.</text:p>
        </text:list-item>
      </text:list>
      <text:p text:style-name="P3"/>
      <text:h text:style-name="P41" text:outline-level="1">Formalizzazione e analisi dei requisiti</text:h>
      <text:p text:style-name="P16"/>
      <text:p text:style-name="P12"/>
      <table:table table:name="GLOSSARIO" table:style-name="GLOSSARIO">
        <table:table-column table:style-name="GLOSSARIO.A"/>
        <table:table-column table:style-name="GLOSSARIO.B"/>
        <table:table-column table:style-name="GLOSSARIO.C" table:number-columns-repeated="2"/>
        <table:table-row>
          <table:table-cell table:style-name="GLOSSARIO.A1" office:value-type="string">
            <text:p text:style-name="P43">TERMINE</text:p>
          </table:table-cell>
          <table:table-cell table:style-name="GLOSSARIO.A1" office:value-type="string">
            <text:p text:style-name="P43">DESCRIZIONE</text:p>
          </table:table-cell>
          <table:table-cell table:style-name="GLOSSARIO.A1" office:value-type="string">
            <text:p text:style-name="P43">SINONIMI</text:p>
          </table:table-cell>
          <table:table-cell table:style-name="GLOSSARIO.D1" office:value-type="string">
            <text:p text:style-name="P43">COLLEGAMENTI</text:p>
          </table:table-cell>
        </table:table-row>
        <table:table-row>
          <table:table-cell table:style-name="GLOSSARIO.A2" office:value-type="string">
            <text:p text:style-name="P44">Biblioteca</text:p>
          </table:table-cell>
          <table:table-cell table:style-name="GLOSSARIO.A2" office:value-type="string">
            <text:p text:style-name="P45">Collezione di pubblicazioni</text:p>
          </table:table-cell>
          <table:table-cell table:style-name="GLOSSARIO.A2" office:value-type="string">
            <text:p text:style-name="P46">Catalogo bibliografico</text:p>
          </table:table-cell>
          <table:table-cell table:style-name="GLOSSARIO.D2" office:value-type="string">
            <text:p text:style-name="P45"/>
          </table:table-cell>
        </table:table-row>
        <table:table-row>
          <table:table-cell table:style-name="GLOSSARIO.A2" office:value-type="string">
            <text:p text:style-name="P44">Pubblicazione</text:p>
          </table:table-cell>
          <table:table-cell table:style-name="GLOSSARIO.A2" office:value-type="string">
            <text:p text:style-name="P47">Testo divulgativo</text:p>
          </table:table-cell>
          <table:table-cell table:style-name="GLOSSARIO.A2" office:value-type="string">
            <text:p text:style-name="P52"/>
          </table:table-cell>
          <table:table-cell table:style-name="GLOSSARIO.D2" office:value-type="string">
            <text:p text:style-name="P45">Sorgente, <text:span text:style-name="T9">Edizione</text:span>, Recensione, Like, <text:span text:style-name="T10">Indice</text:span></text:p>
          </table:table-cell>
        </table:table-row>
        <table:table-row>
          <table:table-cell table:style-name="GLOSSARIO.A2" office:value-type="string">
            <text:p text:style-name="P53">Metadati</text:p>
          </table:table-cell>
          <table:table-cell table:style-name="GLOSSARIO.A2" office:value-type="string">
            <text:p text:style-name="P53">Informazioni riguardanti una pubblicazione</text:p>
          </table:table-cell>
          <table:table-cell table:style-name="GLOSSARIO.A2" office:value-type="string">
            <text:p text:style-name="P49"/>
          </table:table-cell>
          <table:table-cell table:style-name="GLOSSARIO.D2" office:value-type="string">
            <text:p text:style-name="P50">Publicazione</text:p>
          </table:table-cell>
        </table:table-row>
        <table:table-row>
          <table:table-cell table:style-name="GLOSSARIO.A2" office:value-type="string">
            <text:p text:style-name="P49">Ristampa</text:p>
          </table:table-cell>
          <table:table-cell table:style-name="GLOSSARIO.A2" office:value-type="string">
            <text:p text:style-name="P49"><text:span text:style-name="T8">Ris</text:span>tampa di una pubblicazione <text:s/><text:span text:style-name="T8">sotto una nuova veste tipografica</text:span></text:p>
          </table:table-cell>
          <table:table-cell table:style-name="GLOSSARIO.A2" office:value-type="string">
            <text:p text:style-name="P52"/>
          </table:table-cell>
          <table:table-cell table:style-name="GLOSSARIO.D2" office:value-type="string">
            <text:p text:style-name="P53">Pubblicazione</text:p>
          </table:table-cell>
        </table:table-row>
        <table:table-row>
          <table:table-cell table:style-name="GLOSSARIO.A2" office:value-type="string">
            <text:p text:style-name="P51">Indice</text:p>
          </table:table-cell>
          <table:table-cell table:style-name="GLOSSARIO.A2" office:value-type="string">
            <text:p text:style-name="P51">Elenco dei vari capitoli <text:span text:style-name="T11">numerato e ordinato</text:span></text:p>
          </table:table-cell>
          <table:table-cell table:style-name="GLOSSARIO.A2" office:value-type="string">
            <text:p text:style-name="P52"/>
          </table:table-cell>
          <table:table-cell table:style-name="GLOSSARIO.D2" office:value-type="string">
            <text:p text:style-name="P53">Pubblicazione</text:p>
          </table:table-cell>
        </table:table-row>
        <table:table-row>
          <table:table-cell table:style-name="GLOSSARIO.A2" office:value-type="string">
            <text:p text:style-name="P45">Autore</text:p>
          </table:table-cell>
          <table:table-cell table:style-name="GLOSSARIO.A2" office:value-type="string">
            <text:p text:style-name="P45">Chi ha scritto una pubblicazione</text:p>
          </table:table-cell>
          <table:table-cell table:style-name="GLOSSARIO.A2" office:value-type="string">
            <text:p text:style-name="P52"/>
          </table:table-cell>
          <table:table-cell table:style-name="GLOSSARIO.D2" office:value-type="string">
            <text:p text:style-name="P51">Pubblicazione</text:p>
          </table:table-cell>
        </table:table-row>
        <text:soft-page-break/>
        <table:table-row>
          <table:table-cell table:style-name="GLOSSARIO.A2" office:value-type="string">
            <text:p text:style-name="P45">Editore</text:p>
          </table:table-cell>
          <table:table-cell table:style-name="GLOSSARIO.A2" office:value-type="string">
            <text:p text:style-name="P45">Chi ha <text:span text:style-name="T12">prodotto la pubblicazione</text:span></text:p>
          </table:table-cell>
          <table:table-cell table:style-name="GLOSSARIO.A2" office:value-type="string">
            <text:p text:style-name="P52"/>
          </table:table-cell>
          <table:table-cell table:style-name="GLOSSARIO.D2" office:value-type="string">
            <text:p text:style-name="P51">Pubblicazione</text:p>
          </table:table-cell>
        </table:table-row>
        <table:table-row>
          <table:table-cell table:style-name="GLOSSARIO.A2" office:value-type="string">
            <text:p text:style-name="P44">Sorgente</text:p>
          </table:table-cell>
          <table:table-cell table:style-name="GLOSSARIO.A2" office:value-type="string">
            <text:p text:style-name="P53">Risorse collegate ad una pubblicazione</text:p>
          </table:table-cell>
          <table:table-cell table:style-name="GLOSSARIO.A2" office:value-type="string">
            <text:p text:style-name="P52"/>
          </table:table-cell>
          <table:table-cell table:style-name="GLOSSARIO.D2" office:value-type="string">
            <text:p text:style-name="P53">Pubblicazione</text:p>
          </table:table-cell>
        </table:table-row>
        <table:table-row table:style-name="GLOSSARIO.10">
          <table:table-cell table:style-name="GLOSSARIO.A2" office:value-type="string">
            <text:p text:style-name="P44">Recensione</text:p>
          </table:table-cell>
          <table:table-cell table:style-name="GLOSSARIO.A2" office:value-type="string">
            <text:p text:style-name="P48">Opinione di un utente su una pubblicazione</text:p>
          </table:table-cell>
          <table:table-cell table:style-name="GLOSSARIO.A2" office:value-type="string">
            <text:p text:style-name="P52"/>
          </table:table-cell>
          <table:table-cell table:style-name="GLOSSARIO.D2" office:value-type="string">
            <text:p text:style-name="P48"><text:span text:style-name="T8">P</text:span>ubblicazione</text:p>
          </table:table-cell>
        </table:table-row>
        <table:table-row table:style-name="GLOSSARIO.10">
          <table:table-cell table:style-name="GLOSSARIO.A2" office:value-type="string">
            <text:p text:style-name="P44">Like</text:p>
          </table:table-cell>
          <table:table-cell table:style-name="GLOSSARIO.A2" office:value-type="string">
            <text:p text:style-name="P48">Gradimento di un utente per una <text:span text:style-name="T8">p</text:span>ubblicazione</text:p>
          </table:table-cell>
          <table:table-cell table:style-name="GLOSSARIO.A2" office:value-type="string">
            <text:p text:style-name="P52"/>
          </table:table-cell>
          <table:table-cell table:style-name="GLOSSARIO.D2" office:value-type="string">
            <text:p text:style-name="P48">Pubblicazione, <text:span text:style-name="T13">Utente</text:span></text:p>
          </table:table-cell>
        </table:table-row>
        <table:table-row table:style-name="GLOSSARIO.10">
          <table:table-cell table:style-name="GLOSSARIO.A2" office:value-type="string">
            <text:p text:style-name="P44">Utente</text:p>
          </table:table-cell>
          <table:table-cell table:style-name="GLOSSARIO.A2" office:value-type="string">
            <text:p text:style-name="P47">Persona che <text:span text:style-name="T8">interagisce col sistema</text:span></text:p>
          </table:table-cell>
          <table:table-cell table:style-name="GLOSSARIO.A2" office:value-type="string">
            <text:p text:style-name="P47">Moderatore, utente attivo,utente passivo</text:p>
          </table:table-cell>
          <table:table-cell table:style-name="GLOSSARIO.D2" office:value-type="string">
            <text:p text:style-name="P48">Storico, <text:span text:style-name="T13">Pubblicazione, Recensione, </text:span></text:p>
          </table:table-cell>
        </table:table-row>
        <table:table-row table:style-name="GLOSSARIO.10">
          <table:table-cell table:style-name="GLOSSARIO.A2" office:value-type="string">
            <text:p text:style-name="P44">Storico</text:p>
          </table:table-cell>
          <table:table-cell table:style-name="GLOSSARIO.A2" office:value-type="string">
            <text:p text:style-name="P53">Registro delle modifiche effettuate sui metadati di una pubblicazione</text:p>
          </table:table-cell>
          <table:table-cell table:style-name="GLOSSARIO.A2" office:value-type="string">
            <text:p text:style-name="P54">Storia</text:p>
          </table:table-cell>
          <table:table-cell table:style-name="GLOSSARIO.D2" office:value-type="string">
            <text:p text:style-name="P50">Utente</text:p>
          </table:table-cell>
        </table:table-row>
      </table:table>
      <text:p text:style-name="P11"/>
      <text:h text:style-name="P41" text:outline-level="1">Progettazione concettuale mediante modello ER</text:h>
      <text:p text:style-name="P4"/>
      <text:h text:style-name="P41" text:outline-level="1">Formalizzazione dei vincoli non espressi tramite il modello ER</text:h>
      <text:p text:style-name="P4"/>
      <text:h text:style-name="P41" text:outline-level="1">Ristrutturazione e ottimizzazione del modello ER</text:h>
      <text:p text:style-name="P4"/>
      <text:h text:style-name="P41" text:outline-level="1">Traduzione del modello ER in modello relazionale</text:h>
      <text:p text:style-name="P4"/>
      <text:p text:style-name="P4"/>
      <text:p text:style-name="P5"><text:soft-page-break/>relazione UTENTE – STORICO – PUBBLICAZIONE dove imponiamo la gerarchia PUBBLICAZIONE ← EDIZIONE;</text:p>
      <text:p text:style-name="P5">EDIZIONE equals METADATI;</text:p>
      <text:p text:style-name="P6">questione ISBN: troppo lungo per essere usato come chiave, inoltre da collegare a METADATI/EDIZIONE e non a PUBBLICAZIONE</text:p>
      <text:p text:style-name="P6"/>
      <text:p text:style-name="P7">INDICE (al momento attributo composto) e’ costituito da un solo testo univoco, e non da piu’ tuple corrispondenti ai vari capitoli (di una precisa pubblicazione) → per questioni di performance ovviamente! Collegamenti con SORGENTE?</text:p>
      <text:p text:style-name="P7">Indice e’ univoco? E’ necessario splittarlo in capitoli? Oppure e’ un singolo pdf da scaricare?</text:p>
      <text:p text:style-name="P8"/>
      <text:p text:style-name="P8">Quale e’ il ruolo dello storico? Devono essere conservati dei legami tra modifiche di recensioni successive oppure sono superflue? Una recensione modificata richiede nuovamente approvazione da parte di un moderatore? (Molto probabilmente si)</text:p>
      <text:p text:style-name="P8"/>
      <text:p text:style-name="P8"/>
      <text:p text:style-name="P9">No. pubblicazioni inserite → attributo su utente</text:p>
      <text:p text:style-name="P9">No. like per una certa pubblicazione → attributo su pubblicazione <text:span text:style-name="T2">spiegare che il numero dei like potrebbe essere visualizzato a video allora potrebbe essere invocata diverse volte quindi per efficienza….bla bla bla</text:span></text:p>
      <text:p text:style-name="P9"><text:span text:style-name="T2"/></text:p>
      <text:p text:style-name="P38"><text:span text:style-name="T2"/></text:p>
      <text:p text:style-name="P21">PROGETTAZIONE CONCETTUALE</text:p>
      <text:p text:style-name="P21">raccolta requisiti</text:p>
      <text:p text:style-name="P18">analisi dei requisiti</text:p>
      <text:p text:style-name="P18"><text:tab/>individuazione dei concetti rilevanti</text:p>
      <text:p text:style-name="P18"><text:tab/>note</text:p>
      <text:p text:style-name="P18"><text:tab/>glossario dei termini</text:p>
      <text:p text:style-name="P18"><text:soft-page-break/><text:tab/>ristrutturazione dei requisiti</text:p>
      <text:p text:style-name="P18">schema concettuale</text:p>
      <text:p text:style-name="P18"><text:tab/>promozioni di concetti ad entita’ → sottoschemi</text:p>
      <text:p text:style-name="P18"><text:tab/>schema concettuale totale</text:p>
      <text:p text:style-name="P18"><text:tab/>documentazione delle entita’ (tabella→entita, descrizione, attributi, identificatore)</text:p>
      <text:p text:style-name="P18"><text:tab/>documentazione delle relazion<text:span text:style-name="T14">i</text:span> (tabella→ relazione, descrizione, ent. Coinvolte, attributi)</text:p>
      <text:p text:style-name="P18"><text:tab/>vincoli e regole derivate</text:p>
      <text:p text:style-name="P18"/>
      <text:p text:style-name="P18">PROGETTAZIONE LOGICA</text:p>
      <text:p text:style-name="P18"><text:tab/>analisi dei volumi <text:span text:style-name="T14">e tavola delle operazioni</text:span></text:p>
      <text:p text:style-name="P18"><text:tab/><text:span text:style-name="T14">ristrutturazione dello schema ER</text:span></text:p>
      <text:p text:style-name="P18"><text:tab/><text:span text:style-name="T14">analisi delle ridondanze</text:span></text:p>
      <text:p text:style-name="P18"><text:tab/><text:span text:style-name="T14">schema ER risultante ottimizzato</text:span></text:p>
      <text:p text:style-name="P20"><text:tab/>traduzione al modello relazionale</text:p>
      <text:p text:style-name="P21"><text:tab/>vincolita’ di integrita’ referenziale</text:p>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18"><text:tab/></text:p>
      <text:p text:style-name="P18"><text:tab/><text:span text:style-name="T15">ANAGRAFICA(id_utente, nome, cognome, cf, data_nascita, luogo_nascita, nazionalita)</text:span></text:p>
      <text:p text:style-name="P18"><text:tab/><text:span text:style-name="T15">LOG(id_utente, timestamp, descrizione)</text:span></text:p>
      <text:p text:style-name="P18"><text:tab/><text:span text:style-name="T16">PUBBLICAZIONE(id_pubblicazione, categoria, titolo, editore)</text:span></text:p>
      <text:p text:style-name="P18"><text:tab/><text:span text:style-name="T16">AUTORE(id_autore,nome, cognome)</text:span></text:p>
      <text:p text:style-name="P22"><text:tab/>EDIZIONE(id_edizione, id_pubblicazione, sinossi, lingua, numero_pagine, isbn, parole_chiave, data_pubblicazione)</text:p>
      <text:p text:style-name="P23"><text:tab/><text:span text:style-name="T17">CAPITOLO</text:span>(id_edizione, descrizione, titolo, numero_capitolo)</text:p>
      <text:p text:style-name="P22"><text:tab/>RISORSE(id_risorsa, tipo, uri, descrizione, formato)</text:p>
      <text:p text:style-name="P39"><text:tab/>VERSIONE_STAMPA(id_edizione, numero_copie, data_stampa)</text:p>
      <text:p text:style-name="P24"><text:tab/></text:p>
      <text:p text:style-name="P24">ATTRIBUZIONE(id_autore, id_pubblicazione)</text:p>
      <text:p text:style-name="P25">LINK(id_pubblicazione, id_risorsa)</text:p>
      <text:p text:style-name="P25">INSERIMENTO_PUBBLICAZIONE(id_pubblicazione, id_utente, data_inserimento)</text:p>
      <text:p text:style-name="P25">STORICO(<text:span text:style-name="T18">id_utente, id_edizione, descrizione, timestamp, id_snapshot)</text:span></text:p>
      <text:p text:style-name="P26">SNAPSHOT(id_snapshot, titolo, editore, categoria, sinossi, lingua, numero_pagine, isbn, parole_chiave, data_pubblicazione, <text:span text:style-name="T19">autori)</text:span></text:p>
      <text:p text:style-name="P26"/>
      <text:p text:style-name="P26"/>
      <text:p text:style-name="P19"><text:span text:style-name="T25">Utente(</text:span><text:span text:style-name="T28">id_utente</text:span><text:span text:style-name="T15">, email, password, tipo, num_inserimenti);</text:span></text:p>
      <text:p text:style-name="P27"><text:span text:style-name="T25">Anagrafica</text:span>(<text:span text:style-name="T6">id_utente</text:span>, nome, cognome, cf, data_nascita, luogo_nascita, nazionalita);</text:p>
      <text:p text:style-name="P29"><text:span text:style-name="T25">Pubblicazione</text:span>(id_pubblicazione, titolo, <text:span text:style-name="T24">data_inserimento, data_ultima_modifica, categoria, </text:span><text:span text:style-name="T22">categoria, </text:span><text:span text:style-name="T21">num_like, </text:span><text:span text:style-name="T23">rif_inserimento</text:span><text:span text:style-name="T22">);</text:span></text:p>
      <text:p text:style-name="P30"><text:soft-page-break/><text:span text:style-name="T21">Metadati(</text:span><text:span text:style-name="T7">id_pubblicazione</text:span><text:span text:style-name="T23">, edizione, data_pubblicazione, parole_chiave, isbn, num_pagine, lingua, sinossi);</text:span></text:p>
      <text:p text:style-name="P32">Autore(<text:span text:style-name="T27">id_autore</text:span>, nome, cognome);</text:p>
      <text:p text:style-name="P32">Capitolo(<text:span text:style-name="T6">id_pubblicazione</text:span>, titolo, descrizione, num_capitolo);</text:p>
      <text:p text:style-name="P32">Versione_Stampa(<text:span text:style-name="T6">id_pubblicazione</text:span>, num_copie, data_stampa);</text:p>
      <text:p text:style-name="P33">Risorse(<text:span text:style-name="T27">id_risorsa</text:span>, <text:span text:style-name="T6">id_mediatype</text:span>, uri, descrizione);</text:p>
      <text:p text:style-name="P33">Mediatype(<text:span text:style-name="T27">id_mediatype</text:span>, tipo, formato);</text:p>
      <text:p text:style-name="P33"/>
      <text:p text:style-name="P35">Recensione(<text:span text:style-name="T6">id_utente, id_pubblicazione</text:span>, stato, data, testo);</text:p>
      <text:p text:style-name="P35"><text:span text:style-name="T29">Gradimento</text:span>(<text:span text:style-name="T6">id_utente, id_pubblicazione</text:span>, data);</text:p>
      <text:p text:style-name="P36">Log(<text:span text:style-name="T6">id_utente, id_pubblicazione</text:span>, data, descrizione, operazione);</text:p>
      <text:p text:style-name="P36">Attribuzione(<text:span text:style-name="T6">id_pubblicazione, id_autore</text:span>);</text:p>
      <text:p text:style-name="P37">Link(<text:span text:style-name="T6">id_pubblicazione, id_risorsa</text:span>);</text:p>
      <text:p text:style-name="P36"/>
      <text:p text:style-name="P34"/>
      <text:p text:style-name="P34"/>
      <text:p text:style-name="P32"/>
      <text:p text:style-name="P28">VINCOLI </text:p>
      <text:p text:style-name="P27"><text:span text:style-name="T20">(vincolo di dominio) </text:span>ANAGRAFICA → le informazioni sull’anagrafica di un utente devono essere univoche, altrimenti si potrebbe inserire una stessa persona piu’ volte; <text:span text:style-name="T20">basta imporre un vincolo sul codice fiscale che, date due persone distinte, deve necessariamente essere diverso.</text:span></text:p>
      <text:p text:style-name="P27"/>
      <text:p text:style-name="P31">(vincolo di dominio) METADATI → le informazioni sui metadati di una pubblicazione devono essere univoche, altrimenti sarebbe possibile inserire una pubblicazione piu’ volte; e’ sufficiente imporre un vincolo sull’isbn, poiche’ esso identifica una ed una sola pubblicazione, distinguendo persino edizioni diverse di una stes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DejaVu Serif" svg:font-family="'DejaVu Serif'" style:font-family-generic="roman" style:font-pitch="variable"/>
    <style:font-face style:name="Noto Sans1" svg:font-family="'Noto Sans'" style:font-adornments="Bold" style:font-family-generic="swiss" style:font-pitch="variable"/>
    <style:font-face style:name="Noto Sans2" svg:font-family="'Noto Sans'" style:font-adornments="Bold Italic" style:font-family-generic="swiss" style:font-pitch="variable"/>
    <style:font-face style:name="Noto Sans" svg:font-family="'Noto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oto Sans" fo:font-family="'Noto Sans'" style:font-style-name="Regular"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name="Noto Sans" fo:font-family="'Noto Sans'" style:font-style-name="Regular" style:font-family-generic="swiss" style:font-pitch="variable" style:font-size-asian="10.5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style-name="Regular" style:font-family-generic="swiss" style:font-pitch="variable"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ab-stops/>
      </style:paragraph-properties>
      <style:text-properties style:font-name="Noto Sans1" fo:font-family="'Noto Sans'"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Noto Sans" fo:font-family="'Noto Sans'" style:font-style-name="Regular"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1665in" fo:margin-bottom="0.0835in" loext:contextual-spacing="false" style:page-number="auto" fo:background-color="transparent" style:shadow="none" text:number-lines="false" text:line-number="0">
        <style:tab-stops/>
      </style:paragraph-properties>
      <style:text-properties style:font-name="Noto Sans1" fo:font-family="'Noto Sans'" style:font-style-name="Bold"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Noto Sans1" fo:font-family="'Noto Sans'" style:font-style-name="Bold"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Noto Sans1" fo:font-family="'Noto Sans'" style:font-style-name="Bold" style:font-family-generic="swiss" style:font-pitch="variable"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Noto Sans2" fo:font-family="'Noto Sans'" style:font-style-name="Bold Italic" style:font-family-generic="swiss" style:font-pitch="variable" fo:font-size="95%" fo:font-style="italic" fo:font-weight="bold" style:font-size-asian="95%" style:font-style-asian="italic" style:font-weight-asian="normal"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style:font-name="Noto Sans1" fo:font-family="'Noto Sans'" style:font-style-name="Bold" style:font-family-generic="swiss"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style:font-name="Noto Sans2" fo:font-family="'Noto Sans'" style:font-style-name="Bold Italic" style:font-family-generic="swiss" style:font-pitch="variable" fo:font-size="85%" fo:font-style="italic" fo:font-weight="bold" style:font-size-asian="85%" style:font-style-asian="italic" style:font-weight-asian="normal"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style:font-name="Noto Sans1" fo:font-family="'Noto Sans'" style:font-style-name="Bold" style:font-family-generic="swiss" style:font-pitch="variable"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style:font-name="Noto Sans2" fo:font-family="'Noto Sans'" style:font-style-name="Bold Italic" style:font-family-generic="swiss" style:font-pitch="variable" fo:font-size="80%" fo:font-style="italic" fo:font-weight="bold" style:font-size-asian="80%" style:font-style-asian="italic" style:font-weight-asian="normal"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style:font-name="Noto Sans1" fo:font-family="'Noto Sans'" style:font-style-name="Bold" style:font-family-generic="swiss" style:font-pitch="variable"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style:font-name="Noto Sans1" fo:font-family="'Noto Sans'" style:font-style-name="Bold" style:font-family-generic="swiss" style:font-pitch="variable"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Noto Sans" fo:font-family="'Noto Sans'" style:font-style-name="Regular" style:font-family-generic="swiss" style:font-pitch="variable" style:font-size-asian="10.5pt"/>
    </style:style>
    <style:style style:name="Table_20_Contents" style:display-name="Table Contents" style:family="paragraph" style:parent-style-name="Standard" style:class="extra">
      <style:paragraph-properties text:number-lines="false" text:line-number="0"/>
      <style:text-properties style:font-name="Noto Sans" fo:font-family="'Noto Sans'" style:font-style-name="Regular" style:font-family-generic="swiss" style:font-pitch="variable"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suffix="."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0T13:21:01.974379744</meta:creation-date>
    <dc:date>2018-06-22T15:24:09.881069517</dc:date>
    <meta:editing-duration>PT3H23M35S</meta:editing-duration>
    <meta:editing-cycles>10</meta:editing-cycles>
    <meta:generator>LibreOffice/6.0.1.1$Linux_X86_64 LibreOffice_project/00m0$Build-1</meta:generator>
    <meta:document-statistic meta:table-count="1" meta:image-count="0" meta:object-count="0" meta:page-count="8" meta:paragraph-count="137" meta:word-count="1213" meta:character-count="9834" meta:non-whitespace-character-count="8736"/>
  </office:meta>
</office:document-meta>
</file>